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Gill Sans MT" svg:font-family="'Gill Sans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itle_20_Slide-title">
      <style:graphic-properties draw:stroke="solid" svg:stroke-width="0.106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pr2" style:family="presentation" style:parent-style-name="Title_20_Slide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38pt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P4" style:family="paragraph">
      <loext:graphic-properties draw:fill-color="#ffffff"/>
    </style:style>
    <style:style style:name="T1" style:family="text">
      <style:text-properties fo:text-transform="uppercase" fo:color="#262626" loext:opacity="100%" style:text-outline="false" style:text-line-through-style="none" style:text-line-through-type="none" style:text-position="0% 100%" style:font-name="Gill Sans MT" fo:font-size="38pt" fo:letter-spacing="0.071cm" fo:language="en" fo:country="US" fo:font-style="normal" style:text-underline-style="none" fo:font-weight="normal" fo:background-color="transparent" style:font-size-asian="38pt" style:font-style-asian="normal" style:font-weight-asian="normal" style:font-size-complex="3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fo:color="#9bafb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hi" draw:style-name="dp1" draw:master-page-name="Title_20_Slide" presentation:presentation-page-layout-name="AL1T0">
        <draw:frame draw:name="Title 1" presentation:style-name="pr1" draw:text-style-name="P2" draw:layer="layout" svg:width="24.976cm" svg:height="4.571cm" svg:x="4.445cm" svg:y="6.63cm" presentation:class="title" presentation:user-transformed="true">
          <draw:text-box>
            <text:p text:style-name="P1"><text:span text:style-name="T1">hi</text:span></text:p>
          </draw:text-box>
        </draw:frame>
        <draw:frame draw:name="Subtitle 2" presentation:style-name="pr2" draw:text-style-name="P3" draw:layer="layout" svg:width="18.892cm" svg:height="3.443cm" svg:x="7.487cm" svg:y="12.0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Gill Sans MT" svg:font-family="'Gill Sans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9bafb5">
        <loext:fill-complex-color loext:theme-type="accent2" loext:color-type="theme"/>
      </style:graphic-properties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light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light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light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6a21d">
        <loext:fill-complex-color loext:theme-type="accent1" loext:color-type="theme"/>
      </style:graphic-properties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light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light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light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9bafb5"/>
    </style:style>
    <style:style style:name="Mdp2" style:family="drawing-page">
      <style:drawing-page-properties draw:background-size="border" draw:fill="solid" draw:fill-color="#f2f2f2"/>
    </style:style>
    <style:style style:name="Mdp3" style:family="drawing-page">
      <style:drawing-page-properties draw:background-size="border" draw:fill="solid" draw:fill-color="#f6a21d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5cm" svg:stroke-linecap="butt" draw:fill="solid" draw:fill-color="#9bafb5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Mpr1" style:family="presentation" style:parent-style-name="Title_20_Slide-title">
      <style:graphic-properties draw:stroke="solid" svg:stroke-width="0.106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le_20_and_20_Vertical_20_Tex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7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8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10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Vertical_20_Title_20_and_20_Text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top" draw:auto-grow-height="false" draw:auto-grow-width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tb-rl"/>
    </style:style>
    <style:style style:name="Mpr13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4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Vertical_20_Title_20_and_20_Tex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16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Title_20_and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19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4" style:family="presentation" style:parent-style-name="Section_20_Header-title">
      <style:graphic-properties draw:stroke="solid" svg:stroke-width="0.106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Mpr25" style:family="presentation" style:parent-style-name="Section_20_Header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28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Two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31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Two_20_Conten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34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Comparison-outline1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Comparis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0" style:family="presentation" style:parent-style-name="Comparison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41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Title_20_Only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44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Title_20_Only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6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Blank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5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2" style:family="presentation" style:parent-style-name="Content_20_with_20_Caption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53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Content_20_with_20_Caption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Content_20_with_20_Capti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57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9" style:family="presentation" style:parent-style-name="Picture_20_with_20_Caption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60" style:family="presentation" style:parent-style-name="Picture_20_with_20_Caption-outline1">
      <style:graphic-properties draw:stroke="none" svg:stroke-width="0cm" draw:fill="solid" draw:fill-color="#bfbfbf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Mpr61" style:family="presentation" style:parent-style-name="Picture_20_with_20_Caption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Picture_20_with_20_Capti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64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5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38pt" fo:hyphenate="false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38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1d1d1d" draw:opacity="70%"/>
      <style:paragraph-properties fo:text-align="start" style:font-independent-line-spacing="true"/>
      <style:text-properties fo:font-size="11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3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9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9pt"/>
    </style:style>
    <style:style style:name="MP20" style:family="paragraph">
      <loext:graphic-properties draw:fill="solid" draw:fill-color="#9bafb5"/>
      <style:paragraph-properties fo:text-align="start"/>
      <style:text-properties fo:font-size="18pt"/>
    </style:style>
    <style:style style:name="MP2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22pt" fo:hyphenate="false"/>
    </style:style>
    <style:style style:name="MP22" style:family="paragraph">
      <loext:graphic-properties draw:fill="solid" draw:fill-color="#ffffff"/>
      <style:paragraph-properties fo:text-align="start" style:font-independent-line-spacing="true"/>
      <style:text-properties fo:font-size="22pt"/>
    </style:style>
    <style:style style:name="MP23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9pt" fo:hyphenate="false"/>
    </style:style>
    <style:style style:name="MP24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5pt"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P27" style:family="paragraph">
      <loext:graphic-properties draw:fill="solid" draw:fill-color="#bfbfbf"/>
      <style:paragraph-properties fo:text-align="start" style:font-independent-line-spacing="true"/>
      <style:text-properties fo:font-size="32pt"/>
    </style:style>
    <style:style style:name="MT1" style:family="text">
      <style:text-properties fo:text-transform="uppercase" fo:color="#262626" loext:opacity="100%" style:text-outline="false" style:text-line-through-style="none" style:text-line-through-type="none" style:text-position="0% 100%" style:font-name="Gill Sans MT" fo:font-size="38pt" fo:letter-spacing="0.071cm" fo:language="en" fo:country="US" fo:font-style="normal" style:text-underline-style="none" fo:font-weight="normal" fo:background-color="transparent" style:font-size-asian="38pt" style:font-style-asian="normal" style:font-weight-asian="normal" style:font-size-complex="38pt" style:font-style-complex="normal" style:font-weight-complex="normal"/>
    </style:style>
    <style:style style:name="MT2" style:family="text">
      <style:text-properties fo:font-variant="normal" fo:text-transform="none" fo:color="#ffffff" loext:opacity="70%" style:text-outline="false" style:text-line-through-style="none" style:text-line-through-type="none" style:text-position="0% 100%" style:font-name="Gill Sans MT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fo:text-transform="uppercase" fo:color="#262626" loext:opacity="100%" style:text-outline="false" style:text-line-through-style="none" style:text-line-through-type="none" style:text-position="0% 100%" style:font-name="Gill Sans MT" fo:font-size="28pt" fo:letter-spacing="0.071cm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7" style:family="text">
      <style:text-properties fo:font-variant="normal" fo:text-transform="none" fo:color="#000000" loext:opacity="70%" style:text-outline="false" style:text-line-through-style="none" style:text-line-through-type="none" style:text-position="0% 100%" style:font-name="Gill Sans MT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MT9" style:family="text">
      <style:text-properties fo:text-transform="uppercase" fo:color="#6b8891" loext:opacity="100%" style:text-outline="false" style:text-line-through-style="none" style:text-line-through-type="none" style:text-position="0% 100%" style:font-name="Gill Sans MT" fo:font-size="19pt" fo:letter-spacing="0.035cm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accent2" loext:color-type="theme">
          <loext:transformation loext:type="lummod" loext:value="7500"/>
        </loext:char-complex-color>
      </style:text-properties>
    </style:style>
    <style:style style:name="MT10" style:family="text">
      <style:text-properties fo:text-transform="uppercase" fo:color="#262626" loext:opacity="100%" style:text-outline="false" style:text-line-through-style="none" style:text-line-through-type="none" style:text-position="0% 100%" style:font-name="Gill Sans MT" fo:font-size="22pt" fo:letter-spacing="0.071cm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15" style:family="text">
      <style:text-properties fo:font-variant="normal" fo:text-transform="none" fo:color="#ffffff" loext:opacity="70%" style:text-outline="false" style:text-line-through-style="none" style:text-line-through-type="none" style:text-position="0% 100%" style:font-name="Gill Sans MT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•">
        <style:list-level-properties text:space-before="1.90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•">
        <style:list-level-properties text:space-before="1.90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5" text:bullet-char="•">
        <style:list-level-properties text:space-before="2.54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9bafb5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1" draw:text-style-name="MP6" draw:layer="backgroundobjects" svg:width="24.976cm" svg:height="4.571cm" svg:x="4.445cm" svg:y="6.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6" presentation:style-name="Mpr2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2" draw:text-style-name="MP8" draw:layer="backgroundobjects" svg:width="16.391cm" svg:height="0.888cm" svg:x="4.445cm" svg:y="17.323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6" draw:text-style-name="MP13" draw:layer="backgroundobjects" svg:width="21.47cm" svg:height="3.301cm" svg:x="6.198cm" svg:y="2.68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Vertical Text Placeholder 2" presentation:style-name="Mpr7" draw:text-style-name="MP15" draw:layer="backgroundobjects" svg:width="21.47cm" svg:height="8.616cm" svg:x="6.198cm" svg:y="7.328cm" presentation:class="outline" presentation:user-transformed="true">
        <draw:text-box>
          <text:list text:style-name="ML6">
            <text:list-item>
              <text:p text:style-name="MP14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7"><presentation:date-time/></text:span></text:p>
        </draw:text-box>
      </draw:frame>
      <draw:frame draw:name="Footer Placeholder 4" presentation:style-name="Mpr8" draw:text-style-name="MP8" draw:layer="backgroundobjects" svg:width="16.391cm" svg:height="0.888cm" svg:x="4.445cm" svg:y="17.323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9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Vertical Title 1" presentation:style-name="Mpr12" draw:text-style-name="MP13" draw:layer="backgroundobjects" svg:width="3.606cm" svg:height="13.842cm" svg:x="24.036cm" svg:y="2.604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Vertical Text Placeholder 2" presentation:style-name="Mpr13" draw:text-style-name="MP15" draw:layer="backgroundobjects" svg:width="17.217cm" svg:height="13.842cm" svg:x="6.198cm" svg:y="2.604cm" presentation:class="outline" presentation:user-transformed="true">
        <draw:text-box>
          <text:list text:style-name="ML6">
            <text:list-item>
              <text:p text:style-name="MP14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7"><presentation:date-time/></text:span></text:p>
        </draw:text-box>
      </draw:frame>
      <draw:frame draw:name="Footer Placeholder 4" presentation:style-name="Mpr14" draw:text-style-name="MP8" draw:layer="backgroundobjects" svg:width="16.391cm" svg:height="0.888cm" svg:x="4.445cm" svg:y="17.323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5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18" draw:text-style-name="MP13" draw:layer="backgroundobjects" svg:width="21.47cm" svg:height="3.301cm" svg:x="6.198cm" svg:y="2.68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Content Placeholder 2" presentation:style-name="Mpr19" draw:text-style-name="MP15" draw:layer="backgroundobjects" svg:width="21.47cm" svg:height="8.616cm" svg:x="6.198cm" svg:y="7.328cm" presentation:class="outline" presentation:user-transformed="true">
        <draw:text-box>
          <text:list text:style-name="ML6">
            <text:list-item>
              <text:p text:style-name="MP14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7"><presentation:date-time/></text:span></text:p>
        </draw:text-box>
      </draw:frame>
      <draw:frame draw:name="Footer Placeholder 7" presentation:style-name="Mpr20" draw:text-style-name="MP8" draw:layer="backgroundobjects" svg:width="16.391cm" svg:height="0.888cm" svg:x="4.445cm" svg:y="17.323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21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3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24" draw:text-style-name="MP6" draw:layer="backgroundobjects" svg:width="24.976cm" svg:height="4.571cm" svg:x="4.445cm" svg:y="6.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25" draw:text-style-name="MP17" draw:layer="backgroundobjects" svg:width="18.892cm" svg:height="3.513cm" svg:x="7.487cm" svg:y="12.09cm" presentation:class="outline" presentation:user-transformed="true">
        <draw:text-box>
          <text:p text:style-name="MP16"><text:span text:style-name="MT8">Click to edit Master text styles</text:span></text:p>
        </draw:text-box>
      </draw:frame>
      <draw:frame draw:name="Date Placeholder 6" presentation:style-name="Mpr26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26" draw:text-style-name="MP8" draw:layer="backgroundobjects" svg:width="16.391cm" svg:height="0.888cm" svg:x="4.445cm" svg:y="17.323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27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30" draw:text-style-name="MP13" draw:layer="backgroundobjects" svg:width="21.47cm" svg:height="3.301cm" svg:x="6.198cm" svg:y="2.68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Content Placeholder 2" presentation:style-name="Mpr31" draw:text-style-name="MP15" draw:layer="backgroundobjects" svg:width="11.865cm" svg:height="8.616cm" svg:x="4.394cm" svg:y="7.328cm" presentation:class="outline" presentation:user-transformed="true">
        <draw:text-box>
          <text:list text:style-name="ML6">
            <text:list-item>
              <text:p text:style-name="MP14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1" draw:text-style-name="MP15" draw:layer="backgroundobjects" svg:width="11.861cm" svg:height="8.616cm" svg:x="17.606cm" svg:y="7.328cm" presentation:class="outline" presentation:user-transformed="true">
        <draw:text-box>
          <text:list text:style-name="ML6">
            <text:list-item>
              <text:p text:style-name="MP14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32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7"><presentation:date-time/></text:span></text:p>
        </draw:text-box>
      </draw:frame>
      <draw:frame draw:name="Footer Placeholder 8" presentation:style-name="Mpr32" draw:text-style-name="MP8" draw:layer="backgroundobjects" svg:width="16.391cm" svg:height="0.888cm" svg:x="4.445cm" svg:y="17.323cm" presentation:class="footer" presentation:user-transformed="true">
        <draw:text-box>
          <text:p text:style-name="MP9"><presentation:footer/></text:p>
        </draw:text-box>
      </draw:frame>
      <draw:frame draw:name="Slide Number Placeholder 9" presentation:style-name="Mpr33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ext Placeholder 2" presentation:style-name="Mpr36" draw:text-style-name="MP19" draw:layer="backgroundobjects" svg:width="11.861cm" svg:height="1.955cm" svg:x="4.398cm" svg:y="6.426cm" presentation:class="outline" presentation:user-transformed="true">
        <draw:text-box>
          <text:p text:style-name="MP18"><text:span text:style-name="MT9">Click to edit Master text styles</text:span></text:p>
        </draw:text-box>
      </draw:frame>
      <draw:frame draw:name="Content Placeholder 3" presentation:style-name="Mpr37" draw:text-style-name="MP15" draw:layer="backgroundobjects" svg:width="11.861cm" svg:height="7.212cm" svg:x="4.398cm" svg:y="8.731cm" presentation:class="outline" presentation:user-transformed="true">
        <draw:text-box>
          <text:list text:style-name="ML6">
            <text:list-item>
              <text:p text:style-name="MP14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5" presentation:style-name="Mpr37" draw:text-style-name="MP15" draw:layer="backgroundobjects" svg:width="11.814cm" svg:height="7.212cm" svg:x="17.606cm" svg:y="8.731cm" presentation:class="outline" presentation:user-transformed="true">
        <draw:text-box>
          <text:list text:style-name="ML6">
            <text:list-item>
              <text:p text:style-name="MP14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6" draw:text-style-name="MP19" draw:layer="backgroundobjects" svg:width="11.861cm" svg:height="1.955cm" svg:x="17.606cm" svg:y="6.426cm" presentation:class="outline" presentation:user-transformed="true">
        <draw:text-box>
          <text:p text:style-name="MP18"><text:span text:style-name="MT9">Click to edit Master text styles</text:span></text:p>
        </draw:text-box>
      </draw:frame>
      <draw:frame draw:name="Date Placeholder 6" presentation:style-name="Mpr38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7"><presentation:date-time/></text:span></text:p>
        </draw:text-box>
      </draw:frame>
      <draw:frame draw:name="Footer Placeholder 7" presentation:style-name="Mpr38" draw:text-style-name="MP8" draw:layer="backgroundobjects" svg:width="16.391cm" svg:height="0.888cm" svg:x="4.445cm" svg:y="17.323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9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Title 9" presentation:style-name="Mpr40" draw:text-style-name="MP13" draw:layer="backgroundobjects" svg:width="21.47cm" svg:height="3.301cm" svg:x="6.198cm" svg:y="2.68cm" presentation:class="title" presentation:user-transformed="true">
        <draw:text-box>
          <text:p text:style-name="MP12"><text:span text:style-name="MT4">Click to edit Master title style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43" draw:text-style-name="MP13" draw:layer="backgroundobjects" svg:width="21.47cm" svg:height="3.301cm" svg:x="6.198cm" svg:y="2.68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Date Placeholder 2" presentation:style-name="Mpr44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7"><presentation:date-time/></text:span></text:p>
        </draw:text-box>
      </draw:frame>
      <draw:frame draw:name="Footer Placeholder 3" presentation:style-name="Mpr44" draw:text-style-name="MP8" draw:layer="backgroundobjects" svg:width="16.391cm" svg:height="0.888cm" svg:x="4.445cm" svg:y="17.323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45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Date Placeholder 1" presentation:style-name="Mpr48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7"><presentation:date-time/></text:span></text:p>
        </draw:text-box>
      </draw:frame>
      <draw:frame draw:name="Footer Placeholder 2" presentation:style-name="Mpr48" draw:text-style-name="MP8" draw:layer="backgroundobjects" svg:width="16.391cm" svg:height="0.888cm" svg:x="4.445cm" svg:y="17.323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9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custom-shape draw:name="Rectangle 25" draw:style-name="Mgr3" draw:text-style-name="MP20" draw:layer="backgroundobjects" svg:width="16.932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2" draw:text-style-name="MP22" draw:layer="backgroundobjects" svg:width="12.462cm" svg:height="3.17cm" svg:x="2.235cm" svg:y="6.233cm" presentation:class="title" presentation:user-transformed="true">
        <draw:text-box>
          <text:p text:style-name="MP21"><text:span text:style-name="MT10">Click to edit Master title style</text:span></text:p>
        </draw:text-box>
      </draw:frame>
      <draw:frame draw:name="Content Placeholder 2" presentation:style-name="Mpr53" draw:text-style-name="MP19" draw:layer="backgroundobjects" svg:width="13.376cm" svg:height="14.579cm" svg:x="18.711cm" svg:y="2.235cm" presentation:class="outline" presentation:user-transformed="true">
        <draw:text-box>
          <text:list text:style-name="ML6">
            <text:list-item>
              <text:p text:style-name="MP23"><text:span text:style-name="MT11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3"><text:span text:style-name="MT12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3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4" draw:text-style-name="MP25" draw:layer="backgroundobjects" svg:width="10.54cm" svg:height="6.094cm" svg:x="3.099cm" svg:y="9.861cm" presentation:class="outline" presentation:user-transformed="true">
        <draw:text-box>
          <text:p text:style-name="MP24"><text:span text:style-name="MT13">Click to edit Master text styles</text:span></text:p>
        </draw:text-box>
      </draw:frame>
      <draw:frame draw:name="Date Placeholder 8" presentation:style-name="Mpr55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7"><presentation:date-time/></text:span></text:p>
        </draw:text-box>
      </draw:frame>
      <draw:frame draw:name="Footer Placeholder 9" presentation:style-name="Mpr55" draw:text-style-name="MP8" draw:layer="backgroundobjects" svg:width="14.235cm" svg:height="0.888cm" svg:x="2.235cm" svg:y="17.323cm" presentation:class="footer" presentation:user-transformed="true">
        <draw:text-box>
          <text:p text:style-name="MP9"><presentation:footer/></text:p>
        </draw:text-box>
      </draw:frame>
      <draw:frame draw:name="Slide Number Placeholder 10" presentation:style-name="Mpr56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custom-shape draw:name="Rectangle 17" draw:style-name="Mgr3" draw:text-style-name="MP20" draw:layer="backgroundobjects" svg:width="16.932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9" draw:text-style-name="MP22" draw:layer="backgroundobjects" svg:width="12.485cm" svg:height="3.151cm" svg:x="2.246cm" svg:y="6.233cm" presentation:class="title" presentation:user-transformed="true">
        <draw:text-box>
          <text:p text:style-name="MP21"><text:span text:style-name="MT10">Click to edit Master title style</text:span></text:p>
        </draw:text-box>
      </draw:frame>
      <draw:frame draw:name="Picture Placeholder 2" presentation:style-name="Mpr60" draw:text-style-name="MP27" draw:layer="backgroundobjects" svg:width="16.949cm" svg:height="19.049cm" svg:x="16.933cm" svg:y="0cm" presentation:class="outline" presentation:user-transformed="true">
        <draw:text-box>
          <text:p text:style-name="MP26"><text:span text:style-name="MT14">Click icon to add picture</text:span></text:p>
        </draw:text-box>
      </draw:frame>
      <draw:frame draw:name="Text Placeholder 3" presentation:style-name="Mpr61" draw:text-style-name="MP25" draw:layer="backgroundobjects" svg:width="10.54cm" svg:height="6.094cm" svg:x="3.099cm" svg:y="9.861cm" presentation:class="outline" presentation:user-transformed="true">
        <draw:text-box>
          <text:p text:style-name="MP24"><text:span text:style-name="MT13">Click to edit Master text styles</text:span></text:p>
        </draw:text-box>
      </draw:frame>
      <draw:frame draw:name="Date Placeholder 7" presentation:style-name="Mpr62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15"><presentation:date-time/></text:span></text:p>
        </draw:text-box>
      </draw:frame>
      <draw:frame draw:name="Footer Placeholder 8" presentation:style-name="Mpr62" draw:text-style-name="MP8" draw:layer="backgroundobjects" svg:width="14.235cm" svg:height="0.888cm" svg:x="2.235cm" svg:y="17.323cm" presentation:class="footer" presentation:user-transformed="true">
        <draw:text-box>
          <text:p text:style-name="MP9"><presentation:footer/></text:p>
        </draw:text-box>
      </draw:frame>
      <draw:frame draw:name="Slide Number Placeholder 9" presentation:style-name="Mpr63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6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Tahreem Hassan</meta:initial-creator>
    <dc:creator>Tahreem Hassan</dc:creator>
    <meta:editing-cycles>1</meta:editing-cycles>
    <meta:creation-date>2025-04-11T22:01:43</meta:creation-date>
    <dc:date>2025-04-11T22:02:02</dc:date>
    <meta:editing-duration>P0D</meta:editing-duration>
    <meta:generator>LibreOffice/25.2.2.2$Windows_X86_64 LibreOffice_project/7370d4be9e3cf6031a51beef54ff3bda878e3fac</meta:generator>
    <meta:document-statistic meta:object-count="139"/>
    <meta:user-defined meta:name="AppVersion">16.0000</meta:user-defined>
    <meta:user-defined meta:name="PresentationFormat">Widescreen</meta:user-defined>
    <meta:user-defined meta:name="Slides" meta:value-type="float">1</meta:user-defined>
    <meta:template xlink:type="simple" xlink:actuate="onRequest" xlink:title="TM10001115[[fn=Parcel]]" xlink:href=""/>
  </office:meta>
</office:document-meta>
</file>